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6.94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3.7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6.945cm" svg:x="0cm" svg:y="4.784cm" presentation:class="title" presentation:user-transformed="true">
          <draw:text-box>
            <text:p>Programování NMIN111<text:line-break/>Lekce 2<text:line-break/><text:line-break/>J. Faltová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Opakování</text:p>
          </draw:text-box>
        </draw:frame>
        <draw:frame presentation:style-name="pr4" draw:text-style-name="P1" draw:layer="layout" svg:width="25.199cm" svg:height="15.296cm" svg:x="1.471cm" svg:y="2.0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eločíselné dělení (//), zbytek po celoč. dělení (%)</text:p>
              </text:list-item>
              <text:list-item>
                <text:p>Vstup</text:p>
                <text:list>
                  <text:list-header>
                    <text:p>cislo = int(input(“Zadej cislo: ))</text:p>
                  </text:list-header>
                </text:list>
              </text:list-item>
              <text:list-item>
                <text:p>Podmínka<text:line-break/><text:tab/>if PODMINKA:</text:p>
                <text:list>
                  <text:list-item>
                    <text:list>
                      <text:list-header>
                        <text:p>print(“Neco”)<text:tab/></text:p>
                      </text:list-header>
                    </text:list>
                    <text:p>else:<text:tab/></text:p>
                    <text:list>
                      <text:list-header>
                        <text:p>print(“Neco jineho”)</text:p>
                      </text:list-header>
                    </text:list>
                  </text:list-item>
                </text:list>
              </text:list-item>
              <text:list-item>
                <text:p>For cyklus</text:p>
                <text:list>
                  <text:list-header>
                    <text:p>for k in range(0,20):</text:p>
                    <text:list>
                      <text:list-header>
                        <text:p><text:s/>print(k)</text:p>
                      </text:list-header>
                    </text:list>
                  </text:list-header>
                </text:list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ykly</text:p>
          </draw:text-box>
        </draw:frame>
        <draw:frame presentation:style-name="pr7" draw:layer="layout" svg:width="25.199cm" svg:height="14.045cm" svg:x="1.4cm" svg:y="3.048cm" presentation:class="outline">
          <draw:text-box>
            <text:list text:style-name="L2">
              <text:list-item>
                <text:p>Udělej n-krat</text:p>
                <text:p>for k in range(0,n):</text:p>
                <text:list>
                  <text:list-header>
                    <text:p>……</text:p>
                  </text:list-header>
                </text:list>
              </text:list-item>
              <text:list-item>
                <text:p>Dělej, dokud podmínka platí</text:p>
                <text:p>while PODMINKA:</text:p>
                <text:list>
                  <text:list-header>
                    <text:p>…….</text:p>
                  </text:list-header>
                </text:list>
                <text:p/>
              </text:list-item>
              <text:list-item>
                <text:p>Speciální příkazy v cyklu</text:p>
                <text:list>
                  <text:list-item>
                    <text:p>break</text:p>
                  </text:list-item>
                  <text:list-item>
                    <text:p>p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Témata</text:p>
          </draw:text-box>
        </draw:frame>
        <draw:frame presentation:style-name="pr4" draw:text-style-name="P1" draw:layer="layout" svg:width="25.199cm" svg:height="14.856cm" svg:x="1.471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iferný součet – poslat na procvičení</text:p>
              </text:list-item>
              <text:list-item>
                <text:p>Podmínky a cykly</text:p>
                <text:list>
                  <text:list-item>
                    <text:p>Prvočísla</text:p>
                  </text:list-item>
                  <text:list-item>
                    <text:p>Největší společný dělitel (Euklidův algoritmus)</text:p>
                  </text:list-item>
                  <text:list-item>
                    <text:p>Druhé největší číslo</text:p>
                  </text:list-item>
                </text:list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2pt" style:font-size-asian="28pt" style:font-size-complex="28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2pt" style:font-size-asian="28pt" style:font-size-complex="2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2pt" style:font-size-asian="28pt" style:font-size-complex="28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2pt" style:font-size-asian="28pt" style:font-size-complex="28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2pt" style:font-size-asian="28pt" style:font-size-complex="28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outline1">
      <style:graphic-properties fo:min-height="12.18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Mpr5" draw:text-style-name="MP9" draw:layer="backgroundobjects" svg:width="25.199cm" svg:height="14.045cm" svg:x="1.4cm" svg:y="3.04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6:51:02.602291345</meta:creation-date>
    <meta:editing-duration>PT1H24M55S</meta:editing-duration>
    <meta:editing-cycles>21</meta:editing-cycles>
    <meta:generator>LibreOffice/6.4.7.2$Linux_X86_64 LibreOffice_project/40$Build-2</meta:generator>
    <dc:title>Blue Curve</dc:title>
    <dc:date>2021-09-29T18:45:55.930386397</dc:date>
    <meta:document-statistic meta:object-count="50"/>
  </office:meta>
</office:document-meta>
</file>